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" svg:font-family="新細明體"/>
    <style:font-face style:name="標楷體" svg:font-family="標楷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84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0.026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767cm" fo:break-before="auto" style:use-optimal-row-height="false"/>
    </style:style>
    <style:style style:name="ta1" style:family="table" style:master-page-name="PageStyle_5f_form5網路元件單位成本計算表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form5網路元件單位成本計算表" table:style-name="ta1" table:print-ranges="form5網路元件單位成本計算表.A1:form5網路元件單位成本計算表.H100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5"/>
        <table:table-column table:style-name="co11" table:number-columns-repeated="246" table:default-cell-style-name="Default"/>
        <table:table-column table:style-name="co12" table:number-columns-repeated="768" table:default-cell-style-name="Default"/>
        <table:table-row table:style-name="ro1">
          <table:table-cell table:style-name="ce1" office:value-type="string">
            <text:p>Form 5. Unit Cost Station of Network Component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3" office:value-type="string" table:number-columns-spanned="9" table:number-rows-spanned="1">
            <text:p>XX <text:s text:c="2"/>Ltd.</text:p>
          </table:table-cell>
          <table:covered-table-cell table:number-columns-repeated="8" table:style-name="ce5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table:number-columns-spanned="9" table:number-rows-spanned="1">
            <text:p>Unit Cost Station of Network Component</text:p>
          </table:table-cell>
          <table:covered-table-cell table:number-columns-repeated="8" table:style-name="ce5"/>
          <table:table-cell table:style-name="Default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From<text:span text:style-name="T1">　</text:span><text:span text:style-name="T2">XX Year XX Month XX day to XX Year XX Month XX day</text:span></text:p>
          </table:table-cell>
          <table:covered-table-cell table:number-columns-repeated="8" table:style-name="ce5"/>
          <table:table-cell table:style-name="Default"/>
          <table:table-cell table:number-columns-repeated="1014"/>
        </table:table-row>
        <table:table-row table:style-name="ro1" table:number-rows-repeated="2">
          <table:table-cell table:style-name="ce2" table:number-columns-repeated="9"/>
          <table:table-cell table:style-name="Default"/>
          <table:table-cell table:number-columns-repeated="1014"/>
        </table:table-row>
        <table:table-header-rows>
          <table:table-row table:style-name="ro1">
            <table:table-cell table:style-name="ce4"/>
            <table:table-cell table:style-name="ce4" office:value-type="string">
              <text:p>(1)</text:p>
            </table:table-cell>
            <table:table-cell table:style-name="ce4" office:value-type="string">
              <text:p>(2)</text:p>
            </table:table-cell>
            <table:table-cell table:style-name="ce4" office:value-type="string">
              <text:p>(3)</text:p>
            </table:table-cell>
            <table:table-cell table:style-name="ce4" office:value-type="string">
              <text:p>(4)=(2)*(3)</text:p>
            </table:table-cell>
            <table:table-cell table:style-name="ce4" office:value-type="string">
              <text:p>(5)=(1)+(4)</text:p>
            </table:table-cell>
            <table:table-cell table:style-name="ce4" office:value-type="string">
              <text:p>(6)</text:p>
            </table:table-cell>
            <table:table-cell table:style-name="ce4" office:value-type="string">
              <text:p>(7)=(5)/(6)</text:p>
            </table:table-cell>
            <table:table-cell table:style-name="ce4"/>
            <table:table-cell table:style-name="ce16" table:number-columns-repeated="1015"/>
          </table:table-row>
          <table:table-row table:style-name="ro1">
            <table:table-cell table:style-name="ce5"/>
            <table:table-cell table:style-name="ce14" office:value-type="string">
              <text:p>Operation Cost</text:p>
            </table:table-cell>
            <table:table-cell table:style-name="ce14" office:value-type="string">
              <text:p>Capital Employed</text:p>
            </table:table-cell>
            <table:table-cell table:style-name="ce14" office:value-type="string">
              <text:p>Cost of Capital</text:p>
            </table:table-cell>
            <table:table-cell table:style-name="ce14" office:value-type="string">
              <text:p>Capital Cost </text:p>
            </table:table-cell>
            <table:table-cell table:style-name="ce14" office:value-type="string">
              <text:p>Amount to Cost</text:p>
            </table:table-cell>
            <table:table-cell table:style-name="ce14" office:value-type="string">
              <text:p>Usage</text:p>
            </table:table-cell>
            <table:table-cell table:style-name="ce14" office:value-type="string">
              <text:p>Unit Cost</text:p>
            </table:table-cell>
            <table:table-cell table:style-name="ce5"/>
            <table:table-cell table:style-name="ce17" table:number-columns-repeated="1015"/>
          </table:table-row>
        </table:table-header-rows>
        <table:table-row table:style-name="ro1">
          <table:table-cell table:style-name="ce1" office:value-type="string">
            <text:p>Local Network Telecommunication Equipmen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cal User Circui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Local Relay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cal Network Exchang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cal Network Collecting Exchang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Local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Local Collecting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cal Network Signal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cal Network Interfac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cal Network Directory Services System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Public Phone Booth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>
            <text:p>Long Distance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Long Distance Feed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Long Distance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ng Distance Exchang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Long Distance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ng Distance Network Signal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ng Distance Network Interfac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Long Distance Operator Center System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>
            <text:p>International Network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International Feed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International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International Satellite and Submarine Cable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International Exchang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>
            <text:p>International Network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International Signal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International Network Interfac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International Operator Center System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Digital Low-tier Mobil Telephone Network Communication Equipment<text:span text:style-name="T3">（</text:span><text:span text:style-name="T4">900MHz</text:span><text:span text:style-name="T3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Feed Lines<text:span text:style-name="T1">（</text:span><text:span text:style-name="T2">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Trunk Lines<text:span text:style-name="T1">（</text:span><text:span text:style-name="T2">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Exchange Transmission Equipment<text:span text:style-name="T1">（</text:span><text:span text:style-name="T2">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Base Stations<text:span text:style-name="T1">（</text:span><text:span text:style-name="T2">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Signal Network Equipment<text:span text:style-name="T1">（</text:span><text:span text:style-name="T2">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Network Interface Equipment <text:span text:style-name="T1">（</text:span><text:span text:style-name="T2">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Digital Low-tier Mobil Telephone Communication Equipment<text:span text:style-name="T3">（</text:span><text:span text:style-name="T4">1900MHz</text:span><text:span text:style-name="T3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Feed Lines<text:span text:style-name="T1">（</text:span><text:span text:style-name="T2">1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Trunk Lines<text:span text:style-name="T1">（</text:span><text:span text:style-name="T2">1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Exchange Transmission Equipment<text:span text:style-name="T1">（</text:span><text:span text:style-name="T2">1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Base Stations<text:span text:style-name="T1">（</text:span><text:span text:style-name="T2">1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<text:s/>Signal Equipment<text:span text:style-name="T1">（</text:span><text:span text:style-name="T2">1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Digital Low-tier Mobil Telephone Network Interface Equipment <text:span text:style-name="T1">（</text:span><text:span text:style-name="T2">1900MHz</text:span><text:span text:style-name="T1">）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>
            <text:p>Mobile Telephone Network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Mobile Telephone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Mobile Telephone Exchange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Mobile Telephone Base Station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Mobile Telephone Network Signal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Mobile Telephone Network Interfac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>
            <text:p>Radio Paging Network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o Paging Feed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o Paging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o Paging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o Paging Base Station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o Paging Signal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adio Paging Network Interfac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8" office:value-type="string">
            <text:p>Trunked Radio Network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9" office:value-type="string">
            <text:p>Trunked Radio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Trunked Radio Exchange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Trunked Radio Base Station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Trunked Radio Network Signal Equipmen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Trunked Radio Network Interface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8" office:value-type="string">
            <text:p>Mobile Data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9" office:value-type="string">
            <text:p>Mobile Data Network Feed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9" office:value-type="string">
            <text:p>Mobile Data Network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Mobile Data Network Exchange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Mobile Data Network Base Station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9" office:value-type="string">
            <text:p>Mobile Data Network Signal Equipmen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9" office:value-type="string">
            <text:p>Mobile Data Network Interface Equipmen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1" office:value-type="string">
            <text:p>Local/Domestic Long Distance Cable Communicat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Circuit of Local/Domestic Long Distance Cable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4">
          <table:table-cell table:style-name="ce12" office:value-type="string">
            <text:p>Communication Equipment of International Submarine Cable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5">
          <table:table-cell table:style-name="ce10" office:value-type="string">
            <text:p>International Submarine Cable Circui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1" office:value-type="string">
            <text:p>Communication Equipment of Fixed Satellite System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Fixed Satellite System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Fixed Satellite System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Fixed Satellite System <text:s/>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2" office:value-type="string">
            <text:p>Communication Equipment of Satellite Mobile System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Satellite Mobile System Feed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Satellite Mobile System Trunk Lin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Satellite Mobile System Exchange Transmission Equipment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Satellite Mobile System Base Station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Satellite Mobile System Network Signal Equipmen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>
            <text:p>Satellite Mobile System Network Interface Equipment 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3">
          <table:table-cell table:style-name="ce8" office:value-type="string">
            <text:p>Communication Equipment of Satellite Programs Relay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1" office:value-type="string">
            <text:p>Communication Equipment of Type II Telecommunication Servic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1" office:value-type="string">
            <text:p>Communication Equipment of Other Non-telecommunication Services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 table:number-rows-repeated="2">
          <table:table-cell table:style-name="ce2"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>
            <text:p>Matter Needing Attention: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>
            <text:p>1. All telecommunications equipment of services shall be recorded in the form except those not operating. <text:s/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2. <text:span text:style-name="T1">Capital Employed = Depreciable Asset+Working Capital</text:span></text:p>
          </table:table-cell>
          <table:table-cell table:style-name="ce2" table:number-columns-repeated="8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8">
          <table:table-cell table:style-name="ce13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orm5網路元件單位成本計算表.$A$1" table:cell-range-address="$form5網路元件單位成本計算表.$A$1:.$H$100" table:range-usable-as="print-range"/>
          <table:named-range table:name="Excel_BuiltIn_Print_Titles" table:base-cell-address="$form5網路元件單位成本計算表.$A$1" table:cell-range-address="$form5網路元件單位成本計算表.$A$8:.$AMJ$9" table:range-usable-as="repeat-column repeat-row"/>
          <table:named-range table:name="Z_0FC77D61_DAB7_11D5_B945_0050BA02F68E_.wvu.PrintArea" table:base-cell-address="$form5網路元件單位成本計算表.$A$1" table:cell-range-address="$form5網路元件單位成本計算表.$A$1:.$H$100"/>
          <table:named-range table:name="Z_0FC77D61_DAB7_11D5_B945_0050BA02F68E_.wvu.PrintTitles" table:base-cell-address="$form5網路元件單位成本計算表.$A$1" table:cell-range-address="$form5網路元件單位成本計算表.$A$8:.$AMJ$9"/>
          <table:named-range table:name="Z_43BD63E0_0074_11D6_8AAF_0080C885CEB5_.wvu.PrintArea" table:base-cell-address="$form5網路元件單位成本計算表.$A$1" table:cell-range-address="$form5網路元件單位成本計算表.$A$1:.$H$100"/>
          <table:named-range table:name="Z_43BD63E0_0074_11D6_8AAF_0080C885CEB5_.wvu.PrintTitles" table:base-cell-address="$form5網路元件單位成本計算表.$A$1" table:cell-range-address="$form5網路元件單位成本計算表.$A$8:.$AMJ$9"/>
          <table:named-range table:name="Z_C58FADB8_BD01_4C84_BE09_19F00D7F65BD_.wvu.PrintArea" table:base-cell-address="$form5網路元件單位成本計算表.$A$1" table:cell-range-address="$form5網路元件單位成本計算表.$A$1:.$H$100"/>
          <table:named-range table:name="Z_C58FADB8_BD01_4C84_BE09_19F00D7F65BD_.wvu.PrintTitles" table:base-cell-address="$form5網路元件單位成本計算表.$A$1" table:cell-range-address="$form5網路元件單位成本計算表.$A$8:.$AMJ$9"/>
          <table:named-range table:name="Z_C6C80EA0_F531_11D5_B945_0050BA02F68E_.wvu.PrintArea" table:base-cell-address="$form5網路元件單位成本計算表.$A$1" table:cell-range-address="$form5網路元件單位成本計算表.$A$1:.$H$100"/>
          <table:named-range table:name="Z_C6C80EA0_F531_11D5_B945_0050BA02F68E_.wvu.PrintTitles" table:base-cell-address="$form5網路元件單位成本計算表.$A$1" table:cell-range-address="$form5網路元件單位成本計算表.$A$8:.$AMJ$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" svg:font-family="新細明體"/>
    <style:font-face style:name="標楷體" svg:font-family="標楷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3" number:min-integer-digits="1"/>
      <number:text> </number:text>
    </number:number-style>
    <number:number-style style:name="N146P0" style:volatile="true">
      <number:number number:decimal-places="0" number:min-integer-digits="1" number:grouping="true"/>
      <number:text> F</number:text>
    </number:number-style>
    <number:number-style style:name="N146">
      <number:text>-</number:text>
      <number:number number:decimal-places="0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F</number:text>
    </number:number-style>
    <number:number-style style:name="N148">
      <number:text>-</number:text>
      <number:number number:decimal-places="2" number:min-integer-digits="1" number:grouping="true"/>
      <number:text> F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F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text> </number:text>
      <number:number number:decimal-places="0" number:min-integer-digits="1" number:grouping="true"/>
      <number:text> F </number:text>
    </number:number-style>
    <number:number-style style:name="N150P1" style:volatile="true">
      <number:text>-</number:text>
      <number:number number:decimal-places="0" number:min-integer-digits="1" number:grouping="true"/>
      <number:text> F </number:text>
    </number:number-style>
    <number:number-style style:name="N150P2" style:volatile="true">
      <number:text> - F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 F </number:text>
    </number:number-style>
    <number:number-style style:name="N152P1" style:volatile="true">
      <number:text>-</number:text>
      <number:number number:decimal-places="2" number:min-integer-digits="1" number:grouping="true"/>
      <number:text> F </number:text>
    </number:number-style>
    <number:number-style style:name="N152P2" style:volatile="true">
      <number:text> -</number:text>
      <number:number number:decimal-places="0" number:min-integer-digits="0"/>
      <number:text> F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 -</number:text>
      <number:number number: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6117" number:language="zh" number:country="TW">
      <number:day/>
      <number:text>-</number:text>
      <number:month number:textual="true"/>
      <number:text>-</number:text>
      <number:year/>
    </number:date-style>
    <number:date-style style:name="N16118" number:language="zh" number:country="TW">
      <number:day/>
      <number:text>-</number:text>
      <number:month number:textual="true"/>
    </number:date-style>
    <number:date-style style:name="N16119" number:language="zh" number:country="TW">
      <number:month number:textual="true"/>
      <number:text>-</number:text>
      <number:year/>
    </number:date-style>
    <number:time-style style:name="N16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6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6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6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6125" number:language="zh" number:country="TW">
      <number:month/>
      <number:text>/</number:text>
      <number:day/>
      <number:text>/</number:text>
      <number:year/>
    </number:date-style>
    <number:date-style style:name="N16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6127" number:language="zh" number:country="TW">
      <number:hours number:style="long"/>
      <number:text>時</number:text>
      <number:minutes number:style="long"/>
      <number:text>分</number:text>
    </number:time-style>
    <number:time-style style:name="N16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6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6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6131P0" style:volatile="true" number:language="zh" number:country="TW">
      <number:text>$</number:text>
      <number:number number:decimal-places="0" number:min-integer-digits="1" number:grouping="true"/>
    </number:currency-style>
    <number:currency-style style:name="N16131" number:language="zh" number:country="TW">
      <number:text>-$</number:text>
      <number:number number:decimal-places="0" number:min-integer-digits="1" number:grouping="true"/>
      <style:map style:condition="value()&gt;=0" style:apply-style-name="N16131P0"/>
    </number:currency-style>
    <number:currency-style style:name="N16132P0" style:volatile="true" number:language="zh" number:country="TW">
      <number:text>$</number:text>
      <number:number number:decimal-places="0" number:min-integer-digits="1" number:grouping="true"/>
    </number:currency-style>
    <number:currency-style style:name="N16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6132P0"/>
    </number:currency-style>
    <number:currency-style style:name="N16133P0" style:volatile="true" number:language="zh" number:country="TW">
      <number:text>$</number:text>
      <number:number number:decimal-places="2" number:min-integer-digits="1" number:grouping="true"/>
    </number:currency-style>
    <number:currency-style style:name="N16133" number:language="zh" number:country="TW">
      <number:text>-$</number:text>
      <number:number number:decimal-places="2" number:min-integer-digits="1" number:grouping="true"/>
      <style:map style:condition="value()&gt;=0" style:apply-style-name="N16133P0"/>
    </number:currency-style>
    <number:currency-style style:name="N16134P0" style:volatile="true" number:language="zh" number:country="TW">
      <number:text>$</number:text>
      <number:number number:decimal-places="2" number:min-integer-digits="1" number:grouping="true"/>
    </number:currency-style>
    <number:currency-style style:name="N16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6134P0"/>
    </number:currency-style>
    <style:style style:name="Default" style:family="table-cell">
      <style:table-cell-properties style:rotation-align="none"/>
      <style:text-properties style:font-name="Times New Roman" fo:font-size="12pt" style:font-name-asian="Microsoft YaHei" style:font-size-asian="12pt" style:font-name-complex="Times New Roman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0.9cm" fo:margin-right="0.9cm" style:first-page-number="continue" style:scale-to="43%" style:table-centering="horizontal" style:writing-mode="lr-tb"/>
      <style:header-style>
        <style:header-footer-properties fo:min-height="0.751cm" fo:margin-left="1cm" fo:margin-right="1cm" fo:margin-bottom="0cm"/>
      </style:header-style>
      <style:footer-style>
        <style:header-footer-properties fo:min-height="0.751cm" fo:margin-left="1cm" fo:margin-right="1cm" fo:margin-top="0.2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新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2021/08/05</text:date>, <text:time>09:36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form5網路元件單位成本計算表" style:display-name="PageStyle_form5網路元件單位成本計算表" style:page-layout-name="Mpm3">
      <style:header style:display="false"/>
      <style:header-left style:display="false"/>
      <style:footer>
        <text:p><text:span text:style-name="MT1">第</text:span><text:span text:style-name="MT2"> </text:span><text:span text:style-name="MT2"><text:page-number>1</text:page-number></text:span><text:span text:style-name="MT2"> </text:span><text:span text:style-name="MT3">頁，共</text:span><text:span text:style-name="MT2"> </text:span><text:span text:style-name="MT2"><text:page-count>99</text:page-count></text:span><text:span text:style-name="MT2"> </text:span><text:span text:style-name="MT3">頁</text:span></text:p>
      </style:footer>
      <style:footer-left style:display="false">
        <text:p><text:span text:style-name="MT1">第</text:span><text:span text:style-name="MT2"> </text:span><text:span text:style-name="MT2"><text:page-number>1</text:page-number></text:span><text:span text:style-name="MT2"> </text:span><text:span text:style-name="MT3">頁，共</text:span><text:span text:style-name="MT2"> </text:span><text:span text:style-name="MT2"><text:page-count>99</text:page-count></text:span><text:span text:style-name="MT2"> </text:span><text:span text:style-name="MT3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 5. Unit Cost Station of Network Component</dc:title>
    <meta:initial-creator>KPMG Peat Marwick</meta:initial-creator>
    <meta:creation-date>1999-03-13T05:01:59</meta:creation-date>
    <dc:creator>交通部</dc:creator>
    <dc:date>2001-12-25T10:39:18</dc:date>
    <meta:print-date>2001-12-25T09:29:51</meta:print-date>
    <meta:document-statistic meta:table-count="1" meta:cell-count="107" meta:object-count="0"/>
    <meta:generator>OpenOffice/4.1.2$Win32 OpenOffice.org_project/412m3$Build-9782</meta:generator>
  </office:meta>
</office:document-meta>
</file>